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 fo:background-color="#ffffff">
        <style:background-image/>
      </style:table-properties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rsid="0024f789" officeooo:paragraph-rsid="0024f789" style:font-weight-asian="bold" style:font-weight-complex="bold"/>
    </style:style>
    <style:style style:name="T1" style:family="text">
      <style:text-properties officeooo:rsid="00212930"/>
    </style:style>
    <style:style style:name="T2" style:family="text">
      <style:text-properties officeooo:rsid="0024be95"/>
    </style:style>
    <style:style style:name="T3" style:family="text">
      <style:text-properties officeooo:rsid="0024f9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var myObject = {<text:line-break/>foo: "bar",<text:line-break/>func: function() {<text:line-break/>var self = this;<text:line-break/>console.log("outer func: this.foo = " + this.foo);<text:line-break/>console.log("outer func: self.foo = " + self.foo);<text:line-break/>(function() {<text:line-break/>console.log("inner func: this.foo = " + this.foo);<text:line-break/>console.log("inner func: self.foo = " + self.foo);<text:line-break/>}());<text:line-break/>}<text:line-break/>};<text:line-break/>myObject.func();</text:p>
            <text:p text:style-name="Table_20_Contents"/>
            <text:p text:style-name="Table_20_Contents"/>
            <text:p text:style-name="Table_20_Contents"/>
            <text:p text:style-name="P1">//<text:span text:style-name="T2">Output is : </text:span></text:p>
            <text:p text:style-name="P2"><text:s text:c="12"/>outer func: this.foo = bar <text:s text:c="3"/>//because object of myObject</text:p>
            <text:p text:style-name="P2"><text:s text:c="12"/>outer func: self.foo = bar //object has been copied</text:p>
            <text:p text:style-name="P2"><text:s text:c="12"/>inner func: this.foo = undefined //object of func property function and there is no foo.</text:p>
            <text:p text:style-name="P2"><text:s text:c="12"/>inner func: self.foo = bar <text:s/>//outer class object is referring</text:p>
            <text:p text:style-name="P2"/>
            <text:p text:style-name="P2"/>
            <text:p text:style-name="P2"/>
          </table:table-cell>
        </table:table-row>
        <table:table-row>
          <table:table-cell table:style-name="Table1.A1" office:value-type="string">
            <text:p text:style-name="Table_20_Contents">What’s the result of executing this code and why?<text:line-break/><text:line-break/>function test() {<text:line-break/>console.log(a);<text:line-break/>console.log(fun());<text:line-break/><text:line-break/>var a = 1;<text:line-break/>function fun() {<text:line-break/>return 2;<text:line-break/>}<text:line-break/>}<text:line-break/><text:line-break/>test();</text:p>
            <text:p text:style-name="P1"/>
            <text:p text:style-name="P1"/>
            <text:p text:style-name="P1"/>
            <text:p text:style-name="P1">//<text:span text:style-name="T3">Output :</text:span></text:p>
            <text:p text:style-name="P1"><text:s text:c="14"/><text:span text:style-name="T3">undefined <text:s/>//hoisting provide the definition only in variables/objects</text:span></text:p>
            <text:p text:style-name="P1"><text:s text:c="14"/><text:span text:style-name="T3">2 <text:s text:c="14"/>//function returns 2;</text:span></text:p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22:38:05.082274316</meta:creation-date>
    <dc:date>2017-02-21T15:36:40.953004967</dc:date>
    <meta:editing-duration>PT1H53M32S</meta:editing-duration>
    <meta:editing-cycles>5</meta:editing-cycles>
    <meta:generator>LibreOffice/5.1.4.2$Linux_X86_64 LibreOffice_project/10m0$Build-2</meta:generator>
    <meta:document-statistic meta:table-count="1" meta:image-count="0" meta:object-count="0" meta:page-count="1" meta:paragraph-count="10" meta:word-count="133" meta:character-count="931" meta:non-whitespace-character-count="709"/>
  </office:meta>
</office:document-meta>
</file>